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S C:\Users\Yolanda Hernández\Desktop&gt; md "YolandaHernandezGitPractice"</text:p>
      <text:p text:style-name="Standard"/>
      <text:p text:style-name="Standard"/>
      <text:p text:style-name="Standard"><text:s text:c="4"/>Directorio: C:\Users\Yolanda Hernández\Desktop</text:p>
      <text:p text:style-name="Standard"/>
      <text:p text:style-name="Standard"/>
      <text:p text:style-name="Standard">Mode <text:s text:c="16"/>LastWriteTime <text:s text:c="8"/>Length Name</text:p>
      <text:p text:style-name="Standard">---- <text:s text:c="16"/>------------- <text:s text:c="8"/>------ ----</text:p>
      <text:p text:style-name="Standard">d----- <text:s text:c="7"/>29/01/2024 <text:s text:c="4"/>22:48 <text:s text:c="15"/>YolandaHernandezGitPractice</text:p>
      <text:p text:style-name="Standard"/>
      <text:p text:style-name="Standard"/>
      <text:p text:style-name="Standard">PS C:\Users\Yolanda Hernández\Desktop&gt; cd YolandaHernandezGitPractice</text:p>
      <text:p text:style-name="Standard">PS C:\Users\Yolanda Hernández\Desktop\YolandaHernandezGitPractice&gt; notepad git-nuestro.md</text:p>
      <text:p text:style-name="Standard">PS C:\Users\Yolanda Hernández\Desktop\YolandaHernandezGitPractice&gt; git add git-nuestro.md</text:p>
      <text:p text:style-name="Standard">PS C:\Users\Yolanda Hernández\Desktop\YolandaHernandezGitPractice&gt; git commit -m "Oda al git"</text:p>
      <text:p text:style-name="Standard">[master (root-commit) 8746410] Oda al git</text:p>
      <text:p text:style-name="Standard"><text:s/>1 file changed, 11 insertions(+)</text:p>
      <text:p text:style-name="Standard"><text:s/>create mode 100644 YolandaHernandezGitPractice/git-nuestro.md</text:p>
      <text:p text:style-name="Standard">PS C:\Users\Yolanda Hernández\Desktop\YolandaHernandezGitPractice&gt; git branch "styled"</text:p>
      <text:p text:style-name="Standard">PS C:\Users\Yolanda Hernández\Desktop\YolandaHernandezGitPractice&gt; git switch styled</text:p>
      <text:p text:style-name="Standard">Switched to branch 'styled'</text:p>
      <text:p text:style-name="Standard">PS C:\Users\Yolanda Hernández\Desktop\YolandaHernandezGitPractice&gt; git branch</text:p>
      <text:p text:style-name="Standard"><text:s text:c="2"/>master</text:p>
      <text:p text:style-name="Standard">* styled</text:p>
      <text:p text:style-name="Standard">PS C:\Users\Yolanda Hernández\Desktop\YolandaHernandezGitPractice&gt; notepad git-nuestro.md</text:p>
      <text:p text:style-name="Standard">PS C:\Users\Yolanda Hernández\Desktop\YolandaHernandezGitPractice&gt; git add git-nuestro.md</text:p>
      <text:p text:style-name="Standard">PS C:\Users\Yolanda Hernández\Desktop\YolandaHernandezGitPractice&gt; git commit -m "formato markdown"</text:p>
      <text:p text:style-name="Standard">[styled 3f754fc] formato markdown</text:p>
      <text:p text:style-name="Standard"><text:s/>1 file changed, 10 insertions(+), 10 deletions(-)</text:p>
      <text:p text:style-name="Standard">PS C:\Users\Yolanda Hernández\Desktop\YolandaHernandezGitPractice&gt; git reset --hard HEAD~1</text:p>
      <text:p text:style-name="Standard">HEAD is now at 8746410 Oda al git</text:p>
      <text:p text:style-name="Standard">PS C:\Users\Yolanda Hernández\Desktop\YolandaHernandezGitPractice&gt; git reflog</text:p>
      <text:p text:style-name="Standard">8746410 (HEAD -&gt; styled, master) HEAD@{0}: reset: moving to HEAD~1</text:p>
      <text:p text:style-name="Standard">3f754fc HEAD@{1}: commit: formato markdown</text:p>
      <text:p text:style-name="Standard">8746410 (HEAD -&gt; styled, master) HEAD@{2}: checkout: moving from master to styled</text:p>
      <text:p text:style-name="Standard">8746410 (HEAD -&gt; styled, master) HEAD@{3}: commit (initial): Oda al git</text:p>
      <text:p text:style-name="Standard">PS C:\Users\Yolanda Hernández\Desktop\YolandaHernandezGitPractice&gt; git reset 3f754fc</text:p>
      <text:p text:style-name="Standard">Unstaged changes after reset:</text:p>
      <text:p text:style-name="Standard">M <text:s text:c="6"/>YolandaHernandezGitPractice/git-nuestro.md</text:p>
      <text:p text:style-name="Standard">PS C:\Users\Yolanda Hernández\Desktop\YolandaHernandezGitPractice&gt; git log</text:p>
      <text:p text:style-name="Standard">commit 3f754fcf8dd4163e9928fcfffc4599ddea535d76 (HEAD -&gt; styled)</text:p>
      <text:p text:style-name="Standard">Author: Yolanda Hernández &lt;yolanda_016@hotmail.com&gt;</text:p>
      <text:p text:style-name="Standard">Date: <text:s text:c="2"/>Mon Jan 29 22:51:55 2024 +0100</text:p>
      <text:p text:style-name="Standard"/>
      <text:p text:style-name="Standard"><text:s text:c="4"/>formato markdown</text:p>
      <text:p text:style-name="Standard"/>
      <text:p text:style-name="Standard">commit 874641023bacde068742b423af5b29eef1b088c0 (master)</text:p>
      <text:p text:style-name="Standard">Author: Yolanda Hernández &lt;yolanda_016@hotmail.com&gt;</text:p>
      <text:p text:style-name="Standard">Date: <text:s text:c="2"/>Mon Jan 29 22:50:18 2024 +0100</text:p>
      <text:p text:style-name="Standard"/>
      <text:p text:style-name="Standard"><text:soft-page-break/><text:s text:c="4"/>Oda al git</text:p>
      <text:p text:style-name="Standard">PS C:\Users\Yolanda Hernández\Desktop\YolandaHernandezGitPractice&gt; git add git-nuetro.md</text:p>
      <text:p text:style-name="Standard">fatal: pathspec 'git-nuetro.md' did not match any files</text:p>
      <text:p text:style-name="Standard">PS C:\Users\Yolanda Hernández\Desktop\YolandaHernandezGitPractice&gt; git add git-nuestro.md</text:p>
      <text:p text:style-name="Standard">PS C:\Users\Yolanda Hernández\Desktop\YolandaHernandezGitPractice&gt; git switch master</text:p>
      <text:p text:style-name="Standard">Switched to branch 'master'</text:p>
      <text:p text:style-name="Standard">PS C:\Users\Yolanda Hernández\Desktop\YolandaHernandezGitPractice&gt; git branch "htmlify"</text:p>
      <text:p text:style-name="Standard">PS C:\Users\Yolanda Hernández\Desktop\YolandaHernandezGitPractice&gt; git switch htmlify</text:p>
      <text:p text:style-name="Standard">Switched to branch 'htmlify'</text:p>
      <text:p text:style-name="Standard">PS C:\Users\Yolanda Hernández\Desktop\YolandaHernandezGitPractice&gt; notepad git-nuestro.md</text:p>
      <text:p text:style-name="Standard">PS C:\Users\Yolanda Hernández\Desktop\YolandaHernandezGitPractice&gt; git add git-nuestro.md</text:p>
      <text:p text:style-name="Standard">PS C:\Users\Yolanda Hernández\Desktop\YolandaHernandezGitPractice&gt; git commit -m "formato html"</text:p>
      <text:p text:style-name="Standard">[htmlify 990303d] formato html</text:p>
      <text:p text:style-name="Standard"><text:s/>1 file changed, 11 insertions(+), 11 deletions(-)</text:p>
      <text:p text:style-name="Standard">PS C:\Users\Yolanda Hernández\Desktop\YolandaHernandezGitPractice&gt; git switch main</text:p>
      <text:p text:style-name="Standard">fatal: invalid reference: main</text:p>
      <text:p text:style-name="Standard">PS C:\Users\Yolanda Hernández\Desktop\YolandaHernandezGitPractice&gt; git merge styled</text:p>
      <text:p text:style-name="Standard">Auto-merging YolandaHernandezGitPractice/git-nuestro.md</text:p>
      <text:p text:style-name="Standard">CONFLICT (content): Merge conflict in YolandaHernandezGitPractice/git-nuestro.md</text:p>
      <text:p text:style-name="Standard">Automatic merge failed; fix conflicts and then commit the result.</text:p>
      <text:p text:style-name="Standard">PS C:\Users\Yolanda Hernández\Desktop\YolandaHernandezGitPractice&gt; git switch styled</text:p>
      <text:p text:style-name="Standard">fatal: cannot switch branch while merging</text:p>
      <text:p text:style-name="Standard">Consider "git merge --quit" or "git worktree add".</text:p>
      <text:p text:style-name="Standard">PS C:\Users\Yolanda Hernández\Desktop\YolandaHernandezGitPractice&gt; git checkout styled</text:p>
      <text:p text:style-name="Standard">error: you need to resolve your current index first</text:p>
      <text:p text:style-name="Standard">YolandaHernandezGitPractice/git-nuestro.md: needs merge</text:p>
      <text:p text:style-name="Standard">PS C:\Users\Yolanda Hernández\Desktop\YolandaHernandezGitPractice&gt; git add git-nuestro.md</text:p>
      <text:p text:style-name="Standard">PS C:\Users\Yolanda Hernández\Desktop\YolandaHernandezGitPractice&gt; git commit -m "formato html"</text:p>
      <text:p text:style-name="Standard">[htmlify a635a27] formato html</text:p>
      <text:p text:style-name="Standard">PS C:\Users\Yolanda Hernández\Desktop\YolandaHernandezGitPractice&gt; git checkout master</text:p>
      <text:p text:style-name="Standard">Switched to branch 'master'</text:p>
      <text:p text:style-name="Standard">PS C:\Users\Yolanda Hernández\Desktop\YolandaHernandezGitPractice&gt; git merge styled</text:p>
      <text:p text:style-name="Standard">Updating 8746410..3f754fc</text:p>
      <text:p text:style-name="Standard">Fast-forward</text:p>
      <text:p text:style-name="Standard"><text:s/>YolandaHernandezGitPractice/git-nuestro.md | 20 ++++++++++----------</text:p>
      <text:p text:style-name="Standard"><text:s/>1 file changed, 10 insertions(+), 10 deletions(-)</text:p>
      <text:p text:style-name="Standard">PS C:\Users\Yolanda Hernández\Desktop\YolandaHernandezGitPractice&gt; git branch</text:p>
      <text:p text:style-name="Standard"><text:s text:c="2"/>htmlify</text:p>
      <text:p text:style-name="Standard">* master</text:p>
      <text:p text:style-name="Standard"><text:s text:c="2"/>styled</text:p>
      <text:p text:style-name="Standard">PS C:\Users\Yolanda Hernández\Desktop\YolandaHernandezGitPractice&gt; git branch "title"</text:p>
      <text:p text:style-name="Standard">PS C:\Users\Yolanda Hernández\Desktop\YolandaHernandezGitPractice&gt; git switch title</text:p>
      <text:p text:style-name="Standard">Switched to branch 'title'</text:p>
      <text:p text:style-name="Standard">PS C:\Users\Yolanda Hernández\Desktop\YolandaHernandezGitPractice&gt; notepad git-nuestro.md</text:p>
      <text:p text:style-name="Standard">PS C:\Users\Yolanda Hernández\Desktop\YolandaHernandezGitPractice&gt; git add git-nuestro.md</text:p>
      <text:p text:style-name="Standard">PS C:\Users\Yolanda Hernández\Desktop\YolandaHernandezGitPractice&gt; git commit -m "titulo y subtitulo"</text:p>
      <text:p text:style-name="Standard">[title a76993d] titulo y subtitulo</text:p>
      <text:p text:style-name="Standard"><text:s/>1 file changed, 2 insertions(+)</text:p>
      <text:p text:style-name="Standard">PS C:\Users\Yolanda Hernández\Desktop\YolandaHernandezGitPractice&gt; git switch master</text:p>
      <text:p text:style-name="Standard"><text:soft-page-break/>Switched to branch 'master'</text:p>
      <text:p text:style-name="Standard">PS C:\Users\Yolanda Hernández\Desktop\YolandaHernandezGitPractice&gt; git merge --no-ff title</text:p>
      <text:p text:style-name="Standard">Merge made by the 'ort' strategy.</text:p>
      <text:p text:style-name="Standard"><text:s/>YolandaHernandezGitPractice/git-nuestro.md | 2 ++</text:p>
      <text:p text:style-name="Standard"><text:s/>1 file changed, 2 insertions(+)</text:p>
      <text:p text:style-name="Standard">PS C:\Users\Yolanda Hernández\Desktop\YolandaHernandezGitPractice&gt; git reset --hard HEAD^</text:p>
      <text:p text:style-name="Standard">HEAD is now at 3f754fc formato markdown</text:p>
      <text:p text:style-name="Standard">PS C:\Users\Yolanda Hernández\Desktop\YolandaHernandezGitPractice&gt; git reflog</text:p>
      <text:p text:style-name="Standard">3f754fc (HEAD -&gt; master, styled) HEAD@{0}: reset: moving to HEAD^</text:p>
      <text:p text:style-name="Standard">6cc31ee HEAD@{1}: merge title: Merge made by the 'ort' strategy.</text:p>
      <text:p text:style-name="Standard">3f754fc (HEAD -&gt; master, styled) HEAD@{2}: checkout: moving from title to master</text:p>
      <text:p text:style-name="Standard">a76993d (title) HEAD@{3}: commit: titulo y subtitulo</text:p>
      <text:p text:style-name="Standard">3f754fc (HEAD -&gt; master, styled) HEAD@{4}: checkout: moving from master to title</text:p>
      <text:p text:style-name="Standard">3f754fc (HEAD -&gt; master, styled) HEAD@{5}: merge styled: Fast-forward</text:p>
      <text:p text:style-name="Standard">8746410 HEAD@{6}: checkout: moving from htmlify to master</text:p>
      <text:p text:style-name="Standard">a635a27 (htmlify) HEAD@{7}: commit (merge): formato html</text:p>
      <text:p text:style-name="Standard">990303d HEAD@{8}: commit: formato html</text:p>
      <text:p text:style-name="Standard">8746410 HEAD@{9}: checkout: moving from master to htmlify</text:p>
      <text:p text:style-name="Standard">8746410 HEAD@{10}: checkout: moving from styled to master</text:p>
      <text:p text:style-name="Standard">3f754fc (HEAD -&gt; master, styled) HEAD@{11}: reset: moving to 3f754fc</text:p>
      <text:p text:style-name="Standard">8746410 HEAD@{12}: reset: moving to HEAD~1</text:p>
      <text:p text:style-name="Standard">3f754fc (HEAD -&gt; master, styled) HEAD@{13}: commit: formato markdown</text:p>
      <text:p text:style-name="Standard">8746410 HEAD@{14}: checkout: moving from master to styled</text:p>
      <text:p text:style-name="Standard">8746410 HEAD@{15}: commit (initial): Oda al git</text:p>
      <text:p text:style-name="Standard">PS C:\Users\Yolanda Hernández\Desktop\YolandaHernandezGitPractice&gt; git reset 6cc31ee</text:p>
      <text:p text:style-name="Standard">Unstaged changes after reset:</text:p>
      <text:p text:style-name="Standard">M <text:s text:c="6"/>YolandaHernandezGitPractice/git-nuestro.md</text:p>
      <text:p text:style-name="Standard">PS C:\Users\Yolanda Hernández\Desktop\YolandaHernandezGitPractice&gt; git reflog</text:p>
      <text:p text:style-name="Standard">6cc31ee (HEAD -&gt; master) HEAD@{0}: reset: moving to 6cc31ee</text:p>
      <text:p text:style-name="Standard">3f754fc (styled) HEAD@{1}: reset: moving to HEAD^</text:p>
      <text:p text:style-name="Standard">6cc31ee (HEAD -&gt; master) HEAD@{2}: merge title: Merge made by the 'ort' strategy.</text:p>
      <text:p text:style-name="Standard">3f754fc (styled) HEAD@{3}: checkout: moving from title to master</text:p>
      <text:p text:style-name="Standard">a76993d (title) HEAD@{4}: commit: titulo y subtitulo</text:p>
      <text:p text:style-name="Standard">3f754fc (styled) HEAD@{5}: checkout: moving from master to title</text:p>
      <text:p text:style-name="Standard">3f754fc (styled) HEAD@{6}: merge styled: Fast-forward</text:p>
      <text:p text:style-name="Standard">8746410 HEAD@{7}: checkout: moving from htmlify to master</text:p>
      <text:p text:style-name="Standard">a635a27 (htmlify) HEAD@{8}: commit (merge): formato html</text:p>
      <text:p text:style-name="Standard">990303d HEAD@{9}: commit: formato html</text:p>
      <text:p text:style-name="Standard">8746410 HEAD@{10}: checkout: moving from master to htmlify</text:p>
      <text:p text:style-name="Standard">8746410 HEAD@{11}: checkout: moving from styled to master</text:p>
      <text:p text:style-name="Standard">3f754fc (styled) HEAD@{12}: reset: moving to 3f754fc</text:p>
      <text:p text:style-name="Standard">8746410 HEAD@{13}: reset: moving to HEAD~1</text:p>
      <text:p text:style-name="Standard">3f754fc (styled) HEAD@{14}: commit: formato markdown</text:p>
      <text:p text:style-name="Standard">8746410 HEAD@{15}: checkout: moving from master to styled</text:p>
      <text:p text:style-name="Standard">8746410 HEAD@{16}: commit (initial): Oda al git</text:p>
      <text:p text:style-name="Standard">PS C:\Users\Yolanda Hernández\Desktop\YolandaHernandezGitPractice&gt; git reset --hard HEAD^</text:p>
      <text:p text:style-name="Standard">HEAD is now at 3f754fc formato markdown</text:p>
      <text:p text:style-name="Standard">PS C:\Users\Yolanda Hernández\Desktop\YolandaHernandezGitPractice&gt; git branch</text:p>
      <text:p text:style-name="Standard"><text:s text:c="2"/>htmlify</text:p>
      <text:p text:style-name="Standard">* master</text:p>
      <text:p text:style-name="Standard"><text:s text:c="2"/>styled</text:p>
      <text:p text:style-name="Standard"><text:s text:c="2"/>title</text:p>
      <text:p text:style-name="Standard"><text:soft-page-break/>PS C:\Users\Yolanda Hernández\Desktop\YolandaHernandezGitPractice&gt; git switch title</text:p>
      <text:p text:style-name="Standard">Switched to branch 'title'</text:p>
      <text:p text:style-name="Standard">PS C:\Users\Yolanda Hernández\Desktop\YolandaHernandezGitPractice&gt; git branch</text:p>
      <text:p text:style-name="Standard"><text:s text:c="2"/>htmlify</text:p>
      <text:p text:style-name="Standard"><text:s text:c="2"/>master</text:p>
      <text:p text:style-name="Standard"><text:s text:c="2"/>styled</text:p>
      <text:p text:style-name="Standard">* title</text:p>
      <text:p text:style-name="Standard">PS C:\Users\Yolanda Hernández\Desktop\YolandaHernandezGitPractice&gt; git branch -D</text:p>
      <text:p text:style-name="Standard">fatal: branch name required</text:p>
      <text:p text:style-name="Standard">PS C:\Users\Yolanda Hernández\Desktop\YolandaHernandezGitPractice&gt; git branch -D title</text:p>
      <text:p text:style-name="Standard">error: cannot delete branch 'title' used by worktree at 'C:/Users/Yolanda Hernández/Desktop'</text:p>
      <text:p text:style-name="Standard">PS C:\Users\Yolanda Hernández\Desktop\YolandaHernandezGitPractice&gt; git checkout main</text:p>
      <text:p text:style-name="Standard">error: pathspec 'main' did not match any file(s) known to git</text:p>
      <text:p text:style-name="Standard">PS C:\Users\Yolanda Hernández\Desktop\YolandaHernandezGitPractice&gt; git checkout master</text:p>
      <text:p text:style-name="Standard">Switched to branch 'master'</text:p>
      <text:p text:style-name="Standard">PS C:\Users\Yolanda Hernández\Desktop\YolandaHernandezGitPractice&gt; git branch -D title</text:p>
      <text:p text:style-name="Standard">Deleted branch title (was a76993d).</text:p>
      <text:p text:style-name="Standard">PS C:\Users\Yolanda Hernández\Desktop\YolandaHernandezGitPractice&gt; git reflog</text:p>
      <text:p text:style-name="Standard">3f754fc (HEAD -&gt; master, styled) HEAD@{0}: checkout: moving from title to master</text:p>
      <text:p text:style-name="Standard">a76993d HEAD@{1}: checkout: moving from master to title</text:p>
      <text:p text:style-name="Standard">3f754fc (HEAD -&gt; master, styled) HEAD@{2}: reset: moving to HEAD^</text:p>
      <text:p text:style-name="Standard">6cc31ee HEAD@{3}: reset: moving to 6cc31ee</text:p>
      <text:p text:style-name="Standard">3f754fc (HEAD -&gt; master, styled) HEAD@{4}: reset: moving to HEAD^</text:p>
      <text:p text:style-name="Standard">6cc31ee HEAD@{5}: merge title: Merge made by the 'ort' strategy.</text:p>
      <text:p text:style-name="Standard">3f754fc (HEAD -&gt; master, styled) HEAD@{6}: checkout: moving from title to master</text:p>
      <text:p text:style-name="Standard">a76993d HEAD@{7}: commit: titulo y subtitulo</text:p>
      <text:p text:style-name="Standard">3f754fc (HEAD -&gt; master, styled) HEAD@{8}: checkout: moving from master to title</text:p>
      <text:p text:style-name="Standard">3f754fc (HEAD -&gt; master, styled) HEAD@{9}: merge styled: Fast-forward</text:p>
      <text:p text:style-name="Standard">8746410 HEAD@{10}: checkout: moving from htmlify to master</text:p>
      <text:p text:style-name="Standard">a635a27 (htmlify) HEAD@{11}: commit (merge): formato html</text:p>
      <text:p text:style-name="Standard">990303d HEAD@{12}: commit: formato html</text:p>
      <text:p text:style-name="Standard">8746410 HEAD@{13}: checkout: moving from master to htmlify</text:p>
      <text:p text:style-name="Standard">8746410 HEAD@{14}: checkout: moving from styled to master</text:p>
      <text:p text:style-name="Standard">3f754fc (HEAD -&gt; master, styled) HEAD@{15}: reset: moving to 3f754fc</text:p>
      <text:p text:style-name="Standard">8746410 HEAD@{16}: reset: moving to HEAD~1</text:p>
      <text:p text:style-name="Standard">3f754fc (HEAD -&gt; master, styled) HEAD@{17}: commit: formato markdown</text:p>
      <text:p text:style-name="Standard">8746410 HEAD@{18}: checkout: moving from master to styled</text:p>
      <text:p text:style-name="Standard">8746410 HEAD@{19}: commit (initial): Oda al git</text:p>
      <text:p text:style-name="Standard">PS C:\Users\Yolanda Hernández\Desktop\YolandaHernandezGitPractice&gt; git reset 6cc31ee</text:p>
      <text:p text:style-name="Standard">Unstaged changes after reset:</text:p>
      <text:p text:style-name="Standard">M <text:s text:c="6"/>YolandaHernandezGitPractice/git-nuestro.md</text:p>
      <text:p text:style-name="Standard">PS C:\Users\Yolanda Hernández\Desktop\YolandaHernandezGitPractice&gt; git switch main</text:p>
      <text:p text:style-name="Standard">fatal: invalid reference: main</text:p>
      <text:p text:style-name="Standard">PS C:\Users\Yolanda Hernández\Desktop\YolandaHernandezGitPractice&gt; git switch master</text:p>
      <text:p text:style-name="Standard">Already on 'master'</text:p>
      <text:p text:style-name="Standard">M <text:s text:c="6"/>YolandaHernandezGitPractice/git-nuestro.md</text:p>
      <text:p text:style-name="Standard">PS C:\Users\Yolanda Hernández\Desktop\YolandaHernandezGitPractice&gt; git branch -D styled</text:p>
      <text:p text:style-name="Standard">Deleted branch styled (was 3f754fc).</text:p>
      <text:p text:style-name="Standard">PS C:\Users\Yolanda Hernández\Desktop\YolandaHernandezGitPractice&gt; git branch -D htmlify</text:p>
      <text:p text:style-name="Standard">Deleted branch htmlify (was a635a27).</text:p>
      <text:p text:style-name="Standard">PS C:\Users\Yolanda Hernández\Desktop\YolandaHernandezGitPractice&gt; git reflog</text:p>
      <text:p text:style-name="Standard">6cc31ee (HEAD -&gt; master) HEAD@{0}: checkout: moving from master to master</text:p>
      <text:p text:style-name="Standard"><text:soft-page-break/>6cc31ee (HEAD -&gt; master) HEAD@{1}: reset: moving to 6cc31ee</text:p>
      <text:p text:style-name="Standard">3f754fc HEAD@{2}: checkout: moving from title to master</text:p>
      <text:p text:style-name="Standard">a76993d HEAD@{3}: checkout: moving from master to title</text:p>
      <text:p text:style-name="Standard">3f754fc HEAD@{4}: reset: moving to HEAD^</text:p>
      <text:p text:style-name="Standard">6cc31ee (HEAD -&gt; master) HEAD@{5}: reset: moving to 6cc31ee</text:p>
      <text:p text:style-name="Standard">3f754fc HEAD@{6}: reset: moving to HEAD^</text:p>
      <text:p text:style-name="Standard">6cc31ee (HEAD -&gt; master) HEAD@{7}: merge title: Merge made by the 'ort' strategy.</text:p>
      <text:p text:style-name="Standard">3f754fc HEAD@{8}: checkout: moving from title to master</text:p>
      <text:p text:style-name="Standard">a76993d HEAD@{9}: commit: titulo y subtitulo</text:p>
      <text:p text:style-name="Standard">3f754fc HEAD@{10}: checkout: moving from master to title</text:p>
      <text:p text:style-name="Standard">3f754fc HEAD@{11}: merge styled: Fast-forward</text:p>
      <text:p text:style-name="Standard">8746410 HEAD@{12}: checkout: moving from htmlify to master</text:p>
      <text:p text:style-name="Standard">a635a27 HEAD@{13}: commit (merge): formato html</text:p>
      <text:p text:style-name="Standard">990303d HEAD@{14}: commit: formato html</text:p>
      <text:p text:style-name="Standard">8746410 HEAD@{15}: checkout: moving from master to htmlify</text:p>
      <text:p text:style-name="Standard">8746410 HEAD@{16}: checkout: moving from styled to master</text:p>
      <text:p text:style-name="Standard">3f754fc HEAD@{17}: reset: moving to 3f754fc</text:p>
      <text:p text:style-name="Standard">8746410 HEAD@{18}: reset: moving to HEAD~1</text:p>
      <text:p text:style-name="Standard">3f754fc HEAD@{19}: commit: formato markdown</text:p>
      <text:p text:style-name="Standard">8746410 HEAD@{20}: checkout: moving from master to styled</text:p>
      <text:p text:style-name="Standard">8746410 HEAD@{21}: commit (initial): Oda al git</text:p>
      <text:p text:style-name="Standard">PS C:\Users\Yolanda Hernández\Desktop\YolandaHernandezGitPractice&gt; git reset a76993d</text:p>
      <text:p text:style-name="Standard">Unstaged changes after reset:</text:p>
      <text:p text:style-name="Standard">M <text:s text:c="6"/>YolandaHernandezGitPractice/git-nuestro.md</text:p>
      <text:p text:style-name="Standard">PS C:\Users\Yolanda Hernández\Desktop\YolandaHernandezGitPractice&gt; git reflog</text:p>
      <text:p text:style-name="Standard">a76993d (HEAD -&gt; master) HEAD@{0}: reset: moving to a76993d</text:p>
      <text:p text:style-name="Standard">6cc31ee HEAD@{1}: checkout: moving from master to master</text:p>
      <text:p text:style-name="Standard">6cc31ee HEAD@{2}: reset: moving to 6cc31ee</text:p>
      <text:p text:style-name="Standard">3f754fc HEAD@{3}: checkout: moving from title to master</text:p>
      <text:p text:style-name="Standard">a76993d (HEAD -&gt; master) HEAD@{4}: checkout: moving from master to title</text:p>
      <text:p text:style-name="Standard">3f754fc HEAD@{5}: reset: moving to HEAD^</text:p>
      <text:p text:style-name="Standard">6cc31ee HEAD@{6}: reset: moving to 6cc31ee</text:p>
      <text:p text:style-name="Standard">3f754fc HEAD@{7}: reset: moving to HEAD^</text:p>
      <text:p text:style-name="Standard">6cc31ee HEAD@{8}: merge title: Merge made by the 'ort' strategy.</text:p>
      <text:p text:style-name="Standard">3f754fc HEAD@{9}: checkout: moving from title to master</text:p>
      <text:p text:style-name="Standard">a76993d (HEAD -&gt; master) HEAD@{10}: commit: titulo y subtitulo</text:p>
      <text:p text:style-name="Standard">3f754fc HEAD@{11}: checkout: moving from master to title</text:p>
      <text:p text:style-name="Standard">3f754fc HEAD@{12}: merge styled: Fast-forward</text:p>
      <text:p text:style-name="Standard">8746410 HEAD@{13}: checkout: moving from htmlify to master</text:p>
      <text:p text:style-name="Standard">a635a27 HEAD@{14}: commit (merge): formato html</text:p>
      <text:p text:style-name="Standard">990303d HEAD@{15}: commit: formato html</text:p>
      <text:p text:style-name="Standard">8746410 HEAD@{16}: checkout: moving from master to htmlify</text:p>
      <text:p text:style-name="Standard">8746410 HEAD@{17}: checkout: moving from styled to master</text:p>
      <text:p text:style-name="Standard">3f754fc HEAD@{18}: reset: moving to 3f754fc</text:p>
      <text:p text:style-name="Standard">8746410 HEAD@{19}: reset: moving to HEAD~1</text:p>
      <text:p text:style-name="Standard">3f754fc HEAD@{20}: commit: formato markdown</text:p>
      <text:p text:style-name="Standard">8746410 HEAD@{21}: checkout: moving from master to styled</text:p>
      <text:p text:style-name="Standard">8746410 HEAD@{22}: commit (initial): Oda al git</text:p>
      <text:p text:style-name="Standard">PS C:\Users\Yolanda Hernández\Desktop\YolandaHernandezGitPractice&gt; git log</text:p>
      <text:p text:style-name="Standard">commit a76993dcb50828126a561c7637c2f05a793ae4d4 (HEAD -&gt; master)</text:p>
      <text:p text:style-name="Standard">Author: Yolanda Hernández &lt;yolanda_016@hotmail.com&gt;</text:p>
      <text:p text:style-name="Standard">Date: <text:s text:c="2"/>Mon Jan 29 23:01:43 2024 +0100</text:p>
      <text:p text:style-name="Standard"><text:soft-page-break/></text:p>
      <text:p text:style-name="Standard"><text:s text:c="4"/>titulo y subtitulo</text:p>
      <text:p text:style-name="Standard"/>
      <text:p text:style-name="Standard">commit 3f754fcf8dd4163e9928fcfffc4599ddea535d76</text:p>
      <text:p text:style-name="Standard">Author: Yolanda Hernández &lt;yolanda_016@hotmail.com&gt;</text:p>
      <text:p text:style-name="Standard">Date: <text:s text:c="2"/>Mon Jan 29 22:51:55 2024 +0100</text:p>
      <text:p text:style-name="Standard"/>
      <text:p text:style-name="Standard"><text:s text:c="4"/>formato markdown</text:p>
      <text:p text:style-name="Standard"/>
      <text:p text:style-name="Standard">commit 874641023bacde068742b423af5b29eef1b088c0</text:p>
      <text:p text:style-name="Standard">Author: Yolanda Hernández &lt;yolanda_016@hotmail.com&gt;</text:p>
      <text:p text:style-name="Standard">Date: <text:s text:c="2"/>Mon Jan 29 22:50:18 2024 +0100</text:p>
      <text:p text:style-name="Standard"/>
      <text:p text:style-name="Standard"><text:s text:c="4"/>Oda al git</text:p>
      <text:p text:style-name="Standard">PS C:\Users\Yolanda Hernández\Desktop\YolandaHernandezGitPractice&gt; git reset a635a27</text:p>
      <text:p text:style-name="Standard">Unstaged changes after reset:</text:p>
      <text:p text:style-name="Standard">M <text:s text:c="6"/>YolandaHernandezGitPractice/git-nuestro.md</text:p>
      <text:p text:style-name="Standard">PS C:\Users\Yolanda Hernández\Desktop\YolandaHernandezGitPractice&gt; git log</text:p>
      <text:p text:style-name="Standard">commit a635a272c55e2056675bfcb95f4755aec9ee35b3 (HEAD -&gt; master)</text:p>
      <text:p text:style-name="Standard">Merge: 990303d 3f754fc</text:p>
      <text:p text:style-name="Standard">Author: Yolanda Hernández &lt;yolanda_016@hotmail.com&gt;</text:p>
      <text:p text:style-name="Standard">Date: <text:s text:c="2"/>Mon Jan 29 22:58:32 2024 +0100</text:p>
      <text:p text:style-name="Standard"/>
      <text:p text:style-name="Standard"><text:s text:c="4"/>formato html</text:p>
      <text:p text:style-name="Standard"/>
      <text:p text:style-name="Standard">commit 990303d3c847845e22e86bc6d215d48f29231749</text:p>
      <text:p text:style-name="Standard">Author: Yolanda Hernández &lt;yolanda_016@hotmail.com&gt;</text:p>
      <text:p text:style-name="Standard">Date: <text:s text:c="2"/>Mon Jan 29 22:55:58 2024 +0100</text:p>
      <text:p text:style-name="Standard"/>
      <text:p text:style-name="Standard"><text:s text:c="4"/>formato html</text:p>
      <text:p text:style-name="Standard"/>
      <text:p text:style-name="Standard">commit 3f754fcf8dd4163e9928fcfffc4599ddea535d76</text:p>
      <text:p text:style-name="Standard">Author: Yolanda Hernández &lt;yolanda_016@hotmail.com&gt;</text:p>
      <text:p text:style-name="Standard">Date: <text:s text:c="2"/>Mon Jan 29 22:51:55 2024 +0100</text:p>
      <text:p text:style-name="Standard"/>
      <text:p text:style-name="Standard"><text:s text:c="4"/>formato markdown</text:p>
      <text:p text:style-name="Standard"/>
      <text:p text:style-name="Standard">commit 874641023bacde068742b423af5b29eef1b088c0</text:p>
      <text:p text:style-name="Standard">Author: Yolanda Hernández &lt;yolanda_016@hotmail.com&gt;</text:p>
      <text:p text:style-name="Standard">Date: <text:s text:c="2"/>Mon Jan 29 22:50:18 2024 +0100</text:p>
      <text:p text:style-name="Standard"/>
      <text:p text:style-name="Standard"><text:s text:c="4"/>Oda al git</text:p>
      <text:p text:style-name="Standard">PS C:\Users\Yolanda Hernández\Desktop\YolandaHernandezGitPractice&gt; git tag inicial a635a272c55e2056675bfcb95f4755aec9ee35b3</text:p>
      <text:p text:style-name="Standard">PS C:\Users\Yolanda Hernández\Desktop\YolandaHernandezGitPractice&gt; git show inical</text:p>
      <text:p text:style-name="Standard">fatal: ambiguous argument 'inical': unknown revision or path not in the working tree.</text:p>
      <text:p text:style-name="Standard">Use '--' to separate paths from revisions, like this:</text:p>
      <text:p text:style-name="Standard">'git &lt;command&gt; [&lt;revision&gt;...] -- [&lt;file&gt;...]'</text:p>
      <text:p text:style-name="Standard">PS C:\Users\Yolanda Hernández\Desktop\YolandaHernandezGitPractice&gt; git show inicial</text:p>
      <text:p text:style-name="Standard">commit a635a272c55e2056675bfcb95f4755aec9ee35b3 (HEAD -&gt; master, tag: inicial)</text:p>
      <text:p text:style-name="Standard">Merge: 990303d 3f754fc</text:p>
      <text:p text:style-name="Standard">Author: Yolanda Hernández &lt;yolanda_016@hotmail.com&gt;</text:p>
      <text:p text:style-name="Standard"><text:soft-page-break/>Date: <text:s text:c="2"/>Mon Jan 29 22:58:32 2024 +0100</text:p>
      <text:p text:style-name="Standard"/>
      <text:p text:style-name="Standard"><text:s text:c="4"/>formato html</text:p>
      <text:p text:style-name="Standard"/>
      <text:p text:style-name="Standard">diff --cc YolandaHernandezGitPractice/git-nuestro.md</text:p>
      <text:p text:style-name="Standard">index ce1349d,d6f2668..5b543e1</text:p>
      <text:p text:style-name="Standard">--- a/YolandaHernandezGitPractice/git-nuestro.md</text:p>
      <text:p text:style-name="Standard">+++ b/YolandaHernandezGitPractice/git-nuestro.md</text:p>
      <text:p text:style-name="Standard">@@@ -1,11 -1,11 +1,24 @@@</text:p>
      <text:p text:style-name="Standard">++&lt;&lt;&lt;&lt;&lt;&lt;&lt; HEAD</text:p>
      <text:p text:style-name="Standard"><text:s/>+&lt;p&gt;&lt;em&gt;Git&lt;/em&gt; nuestro que estas en los repos&lt;br /&gt;</text:p>
      <text:p text:style-name="Standard"><text:s/>+Comprimidos sean tus &lt;em&gt;commits&lt;/em&gt;&lt;br /&gt;</text:p>
      <text:p text:style-name="Standard"><text:s/>+Venga a nosotros tu &lt;em&gt;log&lt;/em&gt;&lt;br /&gt;</text:p>
      <text:p text:style-name="Standard"><text:s/>+En el local como en el &lt;em&gt;remote&lt;/em&gt;&lt;br /&gt;</text:p>
      <text:p text:style-name="Standard"><text:s/>+Danos hoy nuestro &lt;em&gt;pull&lt;/em&gt; de cada día&lt;br /&gt;</text:p>
      <text:p text:style-name="Standard"><text:s/>+Perdona nuestros &lt;em&gt;conflictos&lt;/em&gt;&lt;br /&gt;</text:p>
      <text:p text:style-name="Standard"><text:s/>+Como también perdonamos los de otros geeks&lt;br /&gt;</text:p>
      <text:p text:style-name="Standard"><text:s/>+No nos dejes caer en &lt;em&gt;detached HEAD&lt;/em&gt;&lt;br /&gt;</text:p>
      <text:p text:style-name="Standard"><text:s/>+y líbranos de &lt;em&gt;SVN&lt;/em&gt;&lt;br /&gt;</text:p>
      <text:p text:style-name="Standard"><text:s/>+&lt;code&gt;git commit --amend&lt;/code&gt;&lt;/p&gt;</text:p>
      <text:p text:style-name="Standard">++=======</text:p>
      <text:p text:style-name="Standard">+ *Git* nuestro que estás en los repos</text:p>
      <text:p text:style-name="Standard">+ Comprimidos sean tus *commits*</text:p>
      <text:p text:style-name="Standard">+ Venga a nosotros tu *log*</text:p>
      <text:p text:style-name="Standard">+ En el local como en el *remote*</text:p>
      <text:p text:style-name="Standard">+ Danos hoy nuestro *pull* de cada día</text:p>
      <text:p text:style-name="Standard">+ Perdona nuestros *conflictos*</text:p>
      <text:p text:style-name="Standard">+ Como también perdonamos los de otros geeks</text:p>
      <text:p text:style-name="Standard">+ No nos dejes caer en *detached HEAD*</text:p>
      <text:p text:style-name="Standard">+ y líbranos de *SVN*</text:p>
      <text:p text:style-name="Standard">+ `git commit --amend`</text:p>
      <text:p text:style-name="Standard">++&gt;&gt;&gt;&gt;&gt;&gt;&gt; styled</text:p>
      <text:p text:style-name="Standard"/>
      <text:p text:style-name="Standard">PS C:\Users\Yolanda Hernández\Desktop\YolandaHernandezGitPractice&gt; git tag -d inicial</text:p>
      <text:p text:style-name="Standard">Deleted tag 'inicial' (was a635a27)</text:p>
      <text:p text:style-name="Standard">PS C:\Users\Yolanda Hernández\Desktop\YolandaHernandezGitPractice&gt; git tag inicial 874641023bacde068742b423af5b29eef1b088c0</text:p>
      <text:p text:style-name="Standard">PS C:\Users\Yolanda Hernández\Desktop\YolandaHernandezGitPractice&gt; git show inicial</text:p>
      <text:p text:style-name="Standard">commit 874641023bacde068742b423af5b29eef1b088c0 (tag: inicial)</text:p>
      <text:p text:style-name="Standard">Author: Yolanda Hernández &lt;yolanda_016@hotmail.com&gt;</text:p>
      <text:p text:style-name="Standard">Date: <text:s text:c="2"/>Mon Jan 29 22:50:18 2024 +0100</text:p>
      <text:p text:style-name="Standard"/>
      <text:p text:style-name="Standard"><text:s text:c="4"/>Oda al git</text:p>
      <text:p text:style-name="Standard"/>
      <text:p text:style-name="Standard">diff --git a/YolandaHernandezGitPractice/git-nuestro.md b/YolandaHernandezGitPractice/git-nuestro.md</text:p>
      <text:p text:style-name="Standard">new file mode 100644</text:p>
      <text:p text:style-name="Standard">index 0000000..76103ea</text:p>
      <text:p text:style-name="Standard">--- /dev/null</text:p>
      <text:p text:style-name="Standard">+++ b/YolandaHernandezGitPractice/git-nuestro.md</text:p>
      <text:p text:style-name="Standard">@@ -0,0 +1,11 @@</text:p>
      <text:p text:style-name="Standard">+Git nuestro</text:p>
      <text:p text:style-name="Standard"><text:soft-page-break/>+Git nuestro que estas en los repos</text:p>
      <text:p text:style-name="Standard">+Comprimidos sean tus commits</text:p>
      <text:p text:style-name="Standard">+Venga a nosotros tu log</text:p>
      <text:p text:style-name="Standard">+En el local como en el remote</text:p>
      <text:p text:style-name="Standard">+Danos hoy nuestro pull de cada día</text:p>
      <text:p text:style-name="Standard">+Perdona nuestros conflictos</text:p>
      <text:p text:style-name="Standard">+Como también perdonamos los de otros geeks</text:p>
      <text:p text:style-name="Standard">+No nos dejes caer en detached HEAD</text:p>
      <text:p text:style-name="Standard">+y líbranos de SVN</text:p>
      <text:p text:style-name="Standard">+git commit --amend</text:p>
      <text:p text:style-name="Standard">PS C:\Users\Yolanda Hernández\Desktop\YolandaHernandezGitPractice&gt; git tag styled 874641023bacde068742b423af5b29eef1b088c0</text:p>
      <text:p text:style-name="Standard">PS C:\Users\Yolanda Hernández\Desktop\YolandaHernandezGitPractice&gt; git show styled</text:p>
      <text:p text:style-name="Standard">commit 874641023bacde068742b423af5b29eef1b088c0 (tag: styled, tag: inicial)</text:p>
      <text:p text:style-name="Standard">Author: Yolanda Hernández &lt;yolanda_016@hotmail.com&gt;</text:p>
      <text:p text:style-name="Standard">Date: <text:s text:c="2"/>Mon Jan 29 22:50:18 2024 +0100</text:p>
      <text:p text:style-name="Standard"/>
      <text:p text:style-name="Standard"><text:s text:c="4"/>Oda al git</text:p>
      <text:p text:style-name="Standard"/>
      <text:p text:style-name="Standard">diff --git a/YolandaHernandezGitPractice/git-nuestro.md b/YolandaHernandezGitPractice/git-nuestro.md</text:p>
      <text:p text:style-name="Standard">new file mode 100644</text:p>
      <text:p text:style-name="Standard">index 0000000..76103ea</text:p>
      <text:p text:style-name="Standard">--- /dev/null</text:p>
      <text:p text:style-name="Standard">+++ b/YolandaHernandezGitPractice/git-nuestro.md</text:p>
      <text:p text:style-name="Standard">@@ -0,0 +1,11 @@</text:p>
      <text:p text:style-name="Standard">+Git nuestro</text:p>
      <text:p text:style-name="Standard">+Git nuestro que estas en los repos</text:p>
      <text:p text:style-name="Standard">+Comprimidos sean tus commits</text:p>
      <text:p text:style-name="Standard">+Venga a nosotros tu log</text:p>
      <text:p text:style-name="Standard">+En el local como en el remote</text:p>
      <text:p text:style-name="Standard">+Danos hoy nuestro pull de cada día</text:p>
      <text:p text:style-name="Standard">+Perdona nuestros conflictos</text:p>
      <text:p text:style-name="Standard">+Como también perdonamos los de otros geeks</text:p>
      <text:p text:style-name="Standard">+No nos dejes caer en detached HEAD</text:p>
      <text:p text:style-name="Standard">+y líbranos de SVN</text:p>
      <text:p text:style-name="Standard">+git commit --amend</text:p>
      <text:p text:style-name="Standard">PS C:\Users\Yolanda Hernández\Desktop\YolandaHernandezGitPractice&gt; git tag -d styled</text:p>
      <text:p text:style-name="Standard">Deleted tag 'styled' (was 8746410)</text:p>
      <text:p text:style-name="Standard">PS C:\Users\Yolanda Hernández\Desktop\YolandaHernandezGitPractice&gt; git tag styled 3f754fcf8dd4163e9928fcfffc4599ddea535d76</text:p>
      <text:p text:style-name="Standard">PS C:\Users\Yolanda Hernández\Desktop\YolandaHernandezGitPractice&gt; git show styled</text:p>
      <text:p text:style-name="Standard">commit 3f754fcf8dd4163e9928fcfffc4599ddea535d76 (tag: styled)</text:p>
      <text:p text:style-name="Standard">Author: Yolanda Hernández &lt;yolanda_016@hotmail.com&gt;</text:p>
      <text:p text:style-name="Standard">Date: <text:s text:c="2"/>Mon Jan 29 22:51:55 2024 +0100</text:p>
      <text:p text:style-name="Standard"/>
      <text:p text:style-name="Standard"><text:s text:c="4"/>formato markdown</text:p>
      <text:p text:style-name="Standard"/>
      <text:p text:style-name="Standard">diff --git a/YolandaHernandezGitPractice/git-nuestro.md b/YolandaHernandezGitPractice/git-nuestro.md</text:p>
      <text:p text:style-name="Standard">index 76103ea..d6f2668 100644</text:p>
      <text:p text:style-name="Standard">--- a/YolandaHernandezGitPractice/git-nuestro.md</text:p>
      <text:p text:style-name="Standard"><text:soft-page-break/>+++ b/YolandaHernandezGitPractice/git-nuestro.md</text:p>
      <text:p text:style-name="Standard">@@ -1,11 +1,11 @@</text:p>
      <text:p text:style-name="Standard">-Git nuestro</text:p>
      <text:p text:style-name="Standard">-Git nuestro que estas en los repos</text:p>
      <text:p text:style-name="Standard">-Comprimidos sean tus commits</text:p>
      <text:p text:style-name="Standard">-Venga a nosotros tu log</text:p>
      <text:p text:style-name="Standard">-En el local como en el remote</text:p>
      <text:p text:style-name="Standard">-Danos hoy nuestro pull de cada día</text:p>
      <text:p text:style-name="Standard">-Perdona nuestros conflictos</text:p>
      <text:p text:style-name="Standard">+*Git* nuestro que estás en los repos</text:p>
      <text:p text:style-name="Standard">+Comprimidos sean tus *commits*</text:p>
      <text:p text:style-name="Standard">+Venga a nosotros tu *log*</text:p>
      <text:p text:style-name="Standard">+En el local como en el *remote*</text:p>
      <text:p text:style-name="Standard">+Danos hoy nuestro *pull* de cada día</text:p>
      <text:p text:style-name="Standard">+Perdona nuestros *conflictos*</text:p>
      <text:p text:style-name="Standard"><text:s/>Como también perdonamos los de otros geeks</text:p>
      <text:p text:style-name="Standard">-No nos dejes caer en detached HEAD</text:p>
      <text:p text:style-name="Standard">-y líbranos de SVN</text:p>
      <text:p text:style-name="Standard">-git commit --amend</text:p>
      <text:p text:style-name="Standard">+No nos dejes caer en *detached HEAD*</text:p>
      <text:p text:style-name="Standard">+y líbranos de *SVN*</text:p>
      <text:p text:style-name="Standard">+`git commit --amend`</text:p>
      <text:p text:style-name="Standard">+</text:p>
      <text:p text:style-name="Standard">PS C:\Users\Yolanda Hernández\Desktop\YolandaHernandezGitPractice&gt; git tag htmlify 990303d3c847845e22e86bc6d215d48f29231749</text:p>
      <text:p text:style-name="Standard">PS C:\Users\Yolanda Hernández\Desktop\YolandaHernandezGitPractice&gt; git show htmlify</text:p>
      <text:p text:style-name="Standard">commit 990303d3c847845e22e86bc6d215d48f29231749 (tag: htmlify)</text:p>
      <text:p text:style-name="Standard">Author: Yolanda Hernández &lt;yolanda_016@hotmail.com&gt;</text:p>
      <text:p text:style-name="Standard">Date: <text:s text:c="2"/>Mon Jan 29 22:55:58 2024 +0100</text:p>
      <text:p text:style-name="Standard"/>
      <text:p text:style-name="Standard"><text:s text:c="4"/>formato html</text:p>
      <text:p text:style-name="Standard"/>
      <text:p text:style-name="Standard">diff --git a/YolandaHernandezGitPractice/git-nuestro.md b/YolandaHernandezGitPractice/git-nuestro.md</text:p>
      <text:p text:style-name="Standard">index 76103ea..ce1349d 100644</text:p>
      <text:p text:style-name="Standard">--- a/YolandaHernandezGitPractice/git-nuestro.md</text:p>
      <text:p text:style-name="Standard">+++ b/YolandaHernandezGitPractice/git-nuestro.md</text:p>
      <text:p text:style-name="Standard">@@ -1,11 +1,11 @@</text:p>
      <text:p text:style-name="Standard">-Git nuestro</text:p>
      <text:p text:style-name="Standard">-Git nuestro que estas en los repos</text:p>
      <text:p text:style-name="Standard">-Comprimidos sean tus commits</text:p>
      <text:p text:style-name="Standard">-Venga a nosotros tu log</text:p>
      <text:p text:style-name="Standard">-En el local como en el remote</text:p>
      <text:p text:style-name="Standard">-Danos hoy nuestro pull de cada día</text:p>
      <text:p text:style-name="Standard">-Perdona nuestros conflictos</text:p>
      <text:p text:style-name="Standard">-Como también perdonamos los de otros geeks</text:p>
      <text:p text:style-name="Standard">-No nos dejes caer en detached HEAD</text:p>
      <text:p text:style-name="Standard">-y líbranos de SVN</text:p>
      <text:p text:style-name="Standard">-git commit --amend</text:p>
      <text:p text:style-name="Standard">+&lt;p&gt;&lt;em&gt;Git&lt;/em&gt; nuestro que estas en los repos&lt;br /&gt;</text:p>
      <text:p text:style-name="Standard">+Comprimidos sean tus &lt;em&gt;commits&lt;/em&gt;&lt;br /&gt;</text:p>
      <text:p text:style-name="Standard">+Venga a nosotros tu &lt;em&gt;log&lt;/em&gt;&lt;br /&gt;</text:p>
      <text:p text:style-name="Standard"><text:soft-page-break/>+En el local como en el &lt;em&gt;remote&lt;/em&gt;&lt;br /&gt;</text:p>
      <text:p text:style-name="Standard">+Danos hoy nuestro &lt;em&gt;pull&lt;/em&gt; de cada día&lt;br /&gt;</text:p>
      <text:p text:style-name="Standard">+Perdona nuestros &lt;em&gt;conflictos&lt;/em&gt;&lt;br /&gt;</text:p>
      <text:p text:style-name="Standard">+Como también perdonamos los de otros geeks&lt;br /&gt;</text:p>
      <text:p text:style-name="Standard">+No nos dejes caer en &lt;em&gt;detached HEAD&lt;/em&gt;&lt;br /&gt;</text:p>
      <text:p text:style-name="Standard">+y líbranos de &lt;em&gt;SVN&lt;/em&gt;&lt;br /&gt;</text:p>
      <text:p text:style-name="Standard">+&lt;code&gt;git commit --amend&lt;/code&gt;&lt;/p&gt;</text:p>
      <text:p text:style-name="Standard">+</text:p>
      <text:p text:style-name="Standard">PS C:\Users\Yolanda Hernández\Desktop\YolandaHernandezGitPractice&gt; git tag title a76993dcb50828126a561c7637c2f05a793ae4d4</text:p>
      <text:p text:style-name="Standard">PS C:\Users\Yolanda Hernández\Desktop\YolandaHernandezGitPractice&gt; git show title</text:p>
      <text:p text:style-name="Standard">commit a76993dcb50828126a561c7637c2f05a793ae4d4 (tag: title)</text:p>
      <text:p text:style-name="Standard">Author: Yolanda Hernández &lt;yolanda_016@hotmail.com&gt;</text:p>
      <text:p text:style-name="Standard">Date: <text:s text:c="2"/>Mon Jan 29 23:01:43 2024 +0100</text:p>
      <text:p text:style-name="Standard"/>
      <text:p text:style-name="Standard"><text:s text:c="4"/>titulo y subtitulo</text:p>
      <text:p text:style-name="Standard"/>
      <text:p text:style-name="Standard">diff --git a/YolandaHernandezGitPractice/git-nuestro.md b/YolandaHernandezGitPractice/git-nuestro.md</text:p>
      <text:p text:style-name="Standard">index d6f2668..6a8e65b 100644</text:p>
      <text:p text:style-name="Standard">--- a/YolandaHernandezGitPractice/git-nuestro.md</text:p>
      <text:p text:style-name="Standard">+++ b/YolandaHernandezGitPractice/git-nuestro.md</text:p>
      <text:p text:style-name="Standard">@@ -1,3 +1,5 @@</text:p>
      <text:p text:style-name="Standard">+#Oda al Git</text:p>
      <text:p text:style-name="Standard">+##Oracion al todo poderoso Git</text:p>
      <text:p text:style-name="Standard"><text:s/>*Git* nuestro que estás en los repos</text:p>
      <text:p text:style-name="Standard"><text:s/>Comprimidos sean tus *commits*</text:p>
      <text:p text:style-name="Standard"><text:s/>Venga a nosotros tu *log*</text:p>
      <text:p text:style-name="Standard">PS C:\Users\Yolanda Hernández\Desktop\YolandaHernandezGitPractice&gt; git checkout htmlify</text:p>
      <text:p text:style-name="Standard">error: Your local changes to the following files would be overwritten by checkout:</text:p>
      <text:p text:style-name="Standard"><text:s text:c="8"/>YolandaHernandezGitPractice/git-nuestro.md</text:p>
      <text:p text:style-name="Standard">Please commit your changes or stash them before you switch branches.</text:p>
      <text:p text:style-name="Standard">Aborting</text:p>
      <text:p text:style-name="Standard">PS C:\Users\Yolanda Hernández\Desktop\YolandaHernandezGitPractice&gt; git show htmlify</text:p>
      <text:p text:style-name="Standard">commit 990303d3c847845e22e86bc6d215d48f29231749 (tag: htmlify)</text:p>
      <text:p text:style-name="Standard">Author: Yolanda Hernández &lt;yolanda_016@hotmail.com&gt;</text:p>
      <text:p text:style-name="Standard">Date: <text:s text:c="2"/>Mon Jan 29 22:55:58 2024 +0100</text:p>
      <text:p text:style-name="Standard"/>
      <text:p text:style-name="Standard"><text:s text:c="4"/>formato html</text:p>
      <text:p text:style-name="Standard"/>
      <text:p text:style-name="Standard">diff --git a/YolandaHernandezGitPractice/git-nuestro.md b/YolandaHernandezGitPractice/git-nuestro.md</text:p>
      <text:p text:style-name="Standard">index 76103ea..ce1349d 100644</text:p>
      <text:p text:style-name="Standard">--- a/YolandaHernandezGitPractice/git-nuestro.md</text:p>
      <text:p text:style-name="Standard">+++ b/YolandaHernandezGitPractice/git-nuestro.md</text:p>
      <text:p text:style-name="Standard">@@ -1,11 +1,11 @@</text:p>
      <text:p text:style-name="Standard">-Git nuestro</text:p>
      <text:p text:style-name="Standard">-Git nuestro que estas en los repos</text:p>
      <text:p text:style-name="Standard">-Comprimidos sean tus commits</text:p>
      <text:p text:style-name="Standard">-Venga a nosotros tu log</text:p>
      <text:p text:style-name="Standard">-En el local como en el remote</text:p>
      <text:p text:style-name="Standard">-Danos hoy nuestro pull de cada día</text:p>
      <text:p text:style-name="Standard"><text:soft-page-break/>-Perdona nuestros conflictos</text:p>
      <text:p text:style-name="Standard">-Como también perdonamos los de otros geeks</text:p>
      <text:p text:style-name="Standard">-No nos dejes caer en detached HEAD</text:p>
      <text:p text:style-name="Standard">-y líbranos de SVN</text:p>
      <text:p text:style-name="Standard">-git commit --amend</text:p>
      <text:p text:style-name="Standard">+&lt;p&gt;&lt;em&gt;Git&lt;/em&gt; nuestro que estas en los repos&lt;br /&gt;</text:p>
      <text:p text:style-name="Standard">+Comprimidos sean tus &lt;em&gt;commits&lt;/em&gt;&lt;br /&gt;</text:p>
      <text:p text:style-name="Standard">+Venga a nosotros tu &lt;em&gt;log&lt;/em&gt;&lt;br /&gt;</text:p>
      <text:p text:style-name="Standard">+En el local como en el &lt;em&gt;remote&lt;/em&gt;&lt;br /&gt;</text:p>
      <text:p text:style-name="Standard">+Danos hoy nuestro &lt;em&gt;pull&lt;/em&gt; de cada día&lt;br /&gt;</text:p>
      <text:p text:style-name="Standard">+Perdona nuestros &lt;em&gt;conflictos&lt;/em&gt;&lt;br /&gt;</text:p>
      <text:p text:style-name="Standard">+Como también perdonamos los de otros geeks&lt;br /&gt;</text:p>
      <text:p text:style-name="Standard">+No nos dejes caer en &lt;em&gt;detached HEAD&lt;/em&gt;&lt;br /&gt;</text:p>
      <text:p text:style-name="Standard">+y líbranos de &lt;em&gt;SVN&lt;/em&gt;&lt;br /&gt;</text:p>
      <text:p text:style-name="Standard">+&lt;code&gt;git commit --amend&lt;/code&gt;&lt;/p&gt;</text:p>
      <text:p text:style-name="Standard">+</text:p>
      <text:p text:style-name="Standard">PS C:\Users\Yolanda Hernández\Desktop\YolandaHernandezGitPractice&gt; git switch master</text:p>
      <text:p text:style-name="Standard">Already on 'master'</text:p>
      <text:p text:style-name="Standard">M <text:s text:c="6"/>YolandaHernandezGitPractice/git-nuestro.md</text:p>
      <text:p text:style-name="Standard">PS C:\Users\Yolanda Hernández\Desktop\YolandaHernandezGitPractice&gt; notepad readme.md</text:p>
      <text:p text:style-name="Standard">PS C:\Users\Yolanda Hernández\Desktop\YolandaHernandezGitPractice&gt; git add readme.md</text:p>
      <text:p text:style-name="Standard">PS C:\Users\Yolanda Hernández\Desktop\YolandaHernandezGitPractice&gt; git commit -m "Leeme, porfaplis"</text:p>
      <text:p text:style-name="Standard">[master 523dda8] Leeme, porfaplis</text:p>
      <text:p text:style-name="Standard"><text:s/>1 file changed, 64 insertions(+)</text:p>
      <text:p text:style-name="Standard"><text:s/>create mode 100644 YolandaHernandezGitPractice/readme.md</text:p>
      <text:p text:style-name="Standard">PS C:\Users\Yolanda Hernández\Desktop\YolandaHernandezGitPractice&gt; git log --graph --oneline --all</text:p>
      <text:p text:style-name="Standard">&gt;&gt;</text:p>
      <text:p text:style-name="Standard">* 523dda8 (HEAD -&gt; master) Leeme, porfaplis</text:p>
      <text:p text:style-name="Standard">* <text:s text:c="2"/>a635a27 formato html</text:p>
      <text:p text:style-name="Standard">|\</text:p>
      <text:p text:style-name="Standard">* | 990303d (tag: htmlify) formato html</text:p>
      <text:p text:style-name="Standard">| | * a76993d (tag: title) titulo y subtitulo</text:p>
      <text:p text:style-name="Standard">| |/</text:p>
      <text:p text:style-name="Standard">| * 3f754fc (tag: styled) formato markdown</text:p>
      <text:p text:style-name="Standard">|/</text:p>
      <text:p text:style-name="Standard">* 8746410 (tag: inicial) Oda al git</text:p>
      <text:p text:style-name="Standard">PS C:\Users\Yolanda Hernández\Desktop\YolandaHernandezGitPractice&gt; notepad readme.md</text:p>
      <text:p text:style-name="Standard">PS C:\Users\Yolanda Hernández\Desktop\YolandaHernandezGitPractice&gt; git add readme.md</text:p>
      <text:p text:style-name="Standard">PS C:\Users\Yolanda Hernández\Desktop\YolandaHernandezGitPractice&gt; git commit -m "leeme porfaplis2.0"</text:p>
      <text:p text:style-name="Standard">[master c8e8c1f] leeme porfaplis2.0</text:p>
      <text:p text:style-name="Standard"><text:s/>1 file changed, 12 insertions(+)</text:p>
      <text:p text:style-name="Standard">PS C:\Users\Yolanda Hernández\Desktop\YolandaHernandezGitPractice&gt; git add .</text:p>
      <text:p text:style-name="Standard">&gt;&gt;</text:p>
      <text:p text:style-name="Standard">PS C:\Users\Yolanda Hernández\Desktop\YolandaHernandezGitPractice&gt; git add .</text:p>
      <text:p text:style-name="Standard">PS C:\Users\Yolanda Hernández\Desktop\YolandaHernandezGitPractice&gt; git remote add origin https://github.com/yolipiisubterfugio/YolandaHernandezGitPractice.git</text:p>
      <text:p text:style-name="Standard">PS C:\Users\Yolanda Hernández\Desktop\YolandaHernandezGitPractice&gt; git push -u origin master</text:p>
      <text:p text:style-name="Standard">info: please complete authentication in your browser...</text:p>
      <text:p text:style-name="Standard">Enumerating objects: 24, done.</text:p>
      <text:p text:style-name="Standard"><text:soft-page-break/>Counting objects: 100% (24/24), done.</text:p>
      <text:p text:style-name="Standard">Delta compression using up to 8 threads</text:p>
      <text:p text:style-name="Standard">Compressing objects: 100% (20/20), done.</text:p>
      <text:p text:style-name="Standard">Writing objects: 100% (24/24), 3.39 KiB | 868.00 KiB/s, done.</text:p>
      <text:p text:style-name="Standard">Total 24 (delta 4), reused 0 (delta 0), pack-reused 0</text:p>
      <text:p text:style-name="Standard">remote: Resolving deltas: 100% (4/4), done.</text:p>
      <text:p text:style-name="Standard">remote:</text:p>
      <text:p text:style-name="Standard">remote: Create a pull request for 'master' on GitHub by visiting:</text:p>
      <text:p text:style-name="Standard">remote: <text:s text:c="5"/>https://github.com/yolipiisubterfugio/YolandaHernandezGitPractice/pull/new/master</text:p>
      <text:p text:style-name="Standard">remote:</text:p>
      <text:p text:style-name="Standard">To https://github.com/yolipiisubterfugio/YolandaHernandezGitPractice.git</text:p>
      <text:p text:style-name="Standard"><text:s/>* [new branch] <text:s text:c="5"/>master -&gt; master</text:p>
      <text:p text:style-name="Standard">branch 'master' set up to track 'origin/master'.</text:p>
      <text:p text:style-name="Standard">PS C:\Users\Yolanda Hernández\Desktop\YolandaHernandezGitPractice&gt; git push -u origin master</text:p>
      <text:p text:style-name="Standard">Everything up-to-date</text:p>
      <text:p text:style-name="Standard">branch 'master' set up to track 'origin/master'.</text:p>
      <text:p text:style-name="Standard">PS C:\Users\Yolanda Hernández\Desktop\YolandaHernandezGitPractice&gt; git push -u origin master</text:p>
      <text:p text:style-name="Standard">Everything up-to-date</text:p>
      <text:p text:style-name="Standard">branch 'master' set up to track 'origin/master'.</text:p>
      <text:p text:style-name="Standard">PS C:\Users\Yolanda Hernández\Desktop\YolandaHernandezGitPractice&gt; git push origin master</text:p>
      <text:p text:style-name="Standard">Everything up-to-date</text:p>
      <text:p text:style-name="Standard">PS C:\Users\Yolanda Hernández\Desktop\YolandaHernandezGitPractice&gt; git push origin -- inicial</text:p>
      <text:p text:style-name="Standard">Total 0 (delta 0), reused 0 (delta 0), pack-reused 0</text:p>
      <text:p text:style-name="Standard">To https://github.com/yolipiisubterfugio/YolandaHernandezGitPractice.git</text:p>
      <text:p text:style-name="Standard"><text:s/>* [new tag] <text:s text:c="8"/>inicial -&gt; inicial</text:p>
      <text:p text:style-name="Standard">PS C:\Users\Yolanda Hernández\Desktop\YolandaHernandezGitPractice&gt; git push origin --tags</text:p>
      <text:p text:style-name="Standard">Enumerating objects: 7, done.</text:p>
      <text:p text:style-name="Standard">Counting objects: 100% (7/7), done.</text:p>
      <text:p text:style-name="Standard">Delta compression using up to 8 threads</text:p>
      <text:p text:style-name="Standard">Compressing objects: 100% (3/3), done.</text:p>
      <text:p text:style-name="Standard">Writing objects: 100% (4/4), 394 bytes | 394.00 KiB/s, done.</text:p>
      <text:p text:style-name="Standard">Total 4 (delta 1), reused 0 (delta 0), pack-reused 0</text:p>
      <text:p text:style-name="Standard">remote: Resolving deltas: 100% (1/1), completed with 1 local object.</text:p>
      <text:p text:style-name="Standard">To https://github.com/yolipiisubterfugio/YolandaHernandezGitPractice.git</text:p>
      <text:p text:style-name="Standard"><text:s/>* [new tag] <text:s text:c="8"/>htmlify -&gt; htmlify</text:p>
      <text:p text:style-name="Standard"><text:s/>* [new tag] <text:s text:c="8"/>styled -&gt; styled</text:p>
      <text:p text:style-name="Standard"><text:s/>* [new tag] <text:s text:c="8"/>title -&gt; title</text:p>
      <text:p text:style-name="Standard">PS C:\Users\Yolanda Hernández\Desktop\YolandaHernandezGitPractice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0T00:29:08.055000000</meta:creation-date>
    <dc:date>2024-01-30T00:29:37.170000000</dc:date>
    <meta:editing-duration>PT30S</meta:editing-duration>
    <meta:editing-cycles>1</meta:editing-cycles>
    <meta:document-statistic meta:table-count="0" meta:image-count="0" meta:object-count="0" meta:page-count="12" meta:paragraph-count="553" meta:word-count="3085" meta:character-count="27384" meta:non-whitespace-character-count="24562"/>
    <meta:generator>LibreOffice/7.5.4.2$Windows_X86_64 LibreOffice_project/36ccfdc35048b057fd9854c757a8b67ec53977b6</meta:generator>
  </office:meta>
</office:document-meta>
</file>